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1cm"/>
    </style:style>
    <style:style style:name="co2" style:family="table-column">
      <style:table-column-properties fo:break-before="auto" style:column-width="6.223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Sous-categori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restant</text:p>
          </table:table-cell>
          <table:table-cell office:value-type="string" calcext:value-type="string">
            <text:p>progression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installation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2]-[.E2])/[.D2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([.D3]-[.E3])/[.D3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une simple getMethod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([.D4]-[.E4])/[.D4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PostMetho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5]-[.E5])/[.D5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ParamMethod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([.D6]-[.E6])/[.D6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Initialisation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7]-[.E7])/[.D7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Installation des packets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([.D8]-[.E8])/[.D8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une simple getMetho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9]-[.E9])/[.D9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PostMetho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10]-[.E10])/[.D10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ParamMethod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([.D11]-[.E11])/[.D11]) * 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AVERAGE([.F2:.F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Sous-categori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restant</text:p>
          </table:table-cell>
          <table:table-cell office:value-type="string" calcext:value-type="string">
            <text:p>progression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Header[]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4]-[.E14])/[.D14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Body (T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5]-[.E15])/[.D15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URL + Por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6]-[.E16])/[.D16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metho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7]-[.E17])/[.D17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fonction send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([.D18]-[.E18])/[.D18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office:value-type="string" calcext:value-type="string">
            <text:p>Header[]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9]-[.E19])/[.D19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office:value-type="string" calcext:value-type="string">
            <text:p>Body (T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0]-[.E20])/[.D20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office:value-type="string" calcext:value-type="string">
            <text:p>URL + Por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1]-[.E21])/[.D21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table:style-name="ce1" office:value-type="string" calcext:value-type="string">
            <text:p>fonction getBod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2]-[.E22])/[.D22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office:value-type="string" calcext:value-type="string">
            <text:p>fonction getHead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3]-[.E23])/[.D23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Header[]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4]-[.E24])/[.D24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Body (T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5]-[.E25])/[.D25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addHeader(String, string)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26]-[.E26])/[.D26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setBody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27]-[.E27])/[.D27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Build → HTTP_request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([.D28]-[.E28])/[.D28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URL + Por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9]-[.E29])/[.D29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setMetho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30]-[.E30])/[.D30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Header</text:p>
          </table:table-cell>
          <table:table-cell office:value-type="string" calcext:value-type="string">
            <text:p>nam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31]-[.E31])/[.D31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Header</text:p>
          </table:table-cell>
          <table:table-cell office:value-type="string" calcext:value-type="string">
            <text:p>valu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32]-[.E32])/[.D32]) *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Header</text:p>
          </table:table-cell>
          <table:table-cell office:value-type="string" calcext:value-type="string">
            <text:p>toString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([.D33]-[.E33])/[.D33]) * 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AVERAGE([.F14:.F3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8:56:02.217397567</meta:creation-date>
    <dc:date>2022-11-25T09:41:41.772824990</dc:date>
    <meta:editing-duration>PT14M57S</meta:editing-duration>
    <meta:editing-cycles>5</meta:editing-cycles>
    <meta:generator>LibreOffice/7.3.6.2$Linux_X86_64 LibreOffice_project/30$Build-2</meta:generator>
    <meta:document-statistic meta:table-count="1" meta:cell-count="194" meta:object-count="0"/>
  </office:meta>
</office:document-meta>
</file>